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59:26</text:p>
          </table:table-cell>
          <table:table-cell office:value-type="float" office:value="-0.0006478" calcext:value-type="float">
            <text:p>-0.0006478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4489" calcext:value-type="float">
            <text:p>0.4044489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73655" calcext:value-type="float">
            <text:p>0.1373655</text:p>
          </table:table-cell>
          <table:table-cell office:value-type="float" office:value="11" calcext:value-type="float">
            <text:p>11</text:p>
          </table:table-cell>
          <table:table-cell office:value-type="float" office:value="1.00173664093018" calcext:value-type="float">
            <text:p>1.00173664093018</text:p>
          </table:table-cell>
          <table:table-cell office:value-type="float" office:value="0.218234807252884" calcext:value-type="float">
            <text:p>0.218234807252884</text:p>
          </table:table-cell>
          <table:table-cell office:value-type="float" office:value="0.783501833677292" calcext:value-type="float">
            <text:p>0.783501833677292</text:p>
          </table:table-cell>
          <table:table-cell office:value-type="float" office:value="0.527798748016357" calcext:value-type="float">
            <text:p>0.527798748016357</text:p>
          </table:table-cell>
          <table:table-cell office:value-type="float" office:value="0.230139975105389" calcext:value-type="float">
            <text:p>0.230139975105389</text:p>
          </table:table-cell>
          <table:table-cell office:value-type="float" office:value="0.433930885791779" calcext:value-type="float">
            <text:p>0.433930885791779</text:p>
          </table:table-cell>
          <table:table-cell office:value-type="float" office:value="0.621666610240936" calcext:value-type="float">
            <text:p>0.621666610240936</text:p>
          </table:table-cell>
          <table:table-cell office:value-type="float" office:value="0.187735724449158" calcext:value-type="float">
            <text:p>0.187735724449158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9:39</text:p>
          </table:table-cell>
          <table:table-cell office:value-type="float" office:value="-0.0013973" calcext:value-type="float">
            <text:p>-0.0013973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6984" calcext:value-type="float">
            <text:p>0.4046984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91765" calcext:value-type="float">
            <text:p>0.1391765</text:p>
          </table:table-cell>
          <table:table-cell office:value-type="float" office:value="11" calcext:value-type="float">
            <text:p>11</text:p>
          </table:table-cell>
          <table:table-cell office:value-type="float" office:value="1.63846659660339" calcext:value-type="float">
            <text:p>1.63846659660339</text:p>
          </table:table-cell>
          <table:table-cell office:value-type="float" office:value="0.173134803771973" calcext:value-type="float">
            <text:p>0.173134803771973</text:p>
          </table:table-cell>
          <table:table-cell office:value-type="float" office:value="1.46533179283142" calcext:value-type="float">
            <text:p>1.46533179283142</text:p>
          </table:table-cell>
          <table:table-cell office:value-type="float" office:value="0.572529733181" calcext:value-type="float">
            <text:p>0.572529733181</text:p>
          </table:table-cell>
          <table:table-cell office:value-type="float" office:value="0.42660452435266" calcext:value-type="float">
            <text:p>0.42660452435266</text:p>
          </table:table-cell>
          <table:table-cell office:value-type="float" office:value="0.344386875629425" calcext:value-type="float">
            <text:p>0.344386875629425</text:p>
          </table:table-cell>
          <table:table-cell office:value-type="float" office:value="0.800672590732574" calcext:value-type="float">
            <text:p>0.800672590732574</text:p>
          </table:table-cell>
          <table:table-cell office:value-type="float" office:value="0.456285715103149" calcext:value-type="float">
            <text:p>0.456285715103149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9:51</text:p>
          </table:table-cell>
          <table:table-cell office:value-type="float" office:value="-0.0019159" calcext:value-type="float">
            <text:p>-0.0019159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1869" calcext:value-type="float">
            <text:p>0.4051869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532" calcext:value-type="float">
            <text:p>0.140532</text:p>
          </table:table-cell>
          <table:table-cell office:value-type="float" office:value="11" calcext:value-type="float">
            <text:p>11</text:p>
          </table:table-cell>
          <table:table-cell office:value-type="float" office:value="2.66469669342041" calcext:value-type="float">
            <text:p>2.66469669342041</text:p>
          </table:table-cell>
          <table:table-cell office:value-type="float" office:value="0.131314799189568" calcext:value-type="float">
            <text:p>0.131314799189568</text:p>
          </table:table-cell>
          <table:table-cell office:value-type="float" office:value="2.53338189423084" calcext:value-type="float">
            <text:p>2.53338189423084</text:p>
          </table:table-cell>
          <table:table-cell office:value-type="float" office:value="0.654201750457287" calcext:value-type="float">
            <text:p>0.654201750457287</text:p>
          </table:table-cell>
          <table:table-cell office:value-type="float" office:value="0.751501504526636" calcext:value-type="float">
            <text:p>0.751501504526636</text:p>
          </table:table-cell>
          <table:table-cell office:value-type="float" office:value="0.272800877690315" calcext:value-type="float">
            <text:p>0.272800877690315</text:p>
          </table:table-cell>
          <table:table-cell office:value-type="float" office:value="1.03560262322426" calcext:value-type="float">
            <text:p>1.03560262322426</text:p>
          </table:table-cell>
          <table:table-cell office:value-type="float" office:value="0.762801745533943" calcext:value-type="float">
            <text:p>0.762801745533943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0:04</text:p>
          </table:table-cell>
          <table:table-cell office:value-type="float" office:value="-0.0020435" calcext:value-type="float">
            <text:p>-0.0020435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872" calcext:value-type="float">
            <text:p>0.4060872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72992" calcext:value-type="float">
            <text:p>0.1372992</text:p>
          </table:table-cell>
          <table:table-cell office:value-type="float" office:value="8" calcext:value-type="float">
            <text:p>8</text:p>
          </table:table-cell>
          <table:table-cell office:value-type="float" office:value="1.88077664375305" calcext:value-type="float">
            <text:p>1.88077664375305</text:p>
          </table:table-cell>
          <table:table-cell office:value-type="float" office:value="0.0151699995622039" calcext:value-type="float">
            <text:p>0.0151699995622039</text:p>
          </table:table-cell>
          <table:table-cell office:value-type="float" office:value="1.86560664419085" calcext:value-type="float">
            <text:p>1.86560664419085</text:p>
          </table:table-cell>
          <table:table-cell office:value-type="float" office:value="0.556539741065353" calcext:value-type="float">
            <text:p>0.556539741065353</text:p>
          </table:table-cell>
          <table:table-cell office:value-type="float" office:value="0.566439122562297" calcext:value-type="float">
            <text:p>0.566439122562297</text:p>
          </table:table-cell>
          <table:table-cell office:value-type="float" office:value="0.205888879112899" calcext:value-type="float">
            <text:p>0.205888879112899</text:p>
          </table:table-cell>
          <table:table-cell office:value-type="float" office:value="0.907190603017807" calcext:value-type="float">
            <text:p>0.907190603017807</text:p>
          </table:table-cell>
          <table:table-cell office:value-type="float" office:value="0.701301723904908" calcext:value-type="float">
            <text:p>0.701301723904908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0:16</text:p>
          </table:table-cell>
          <table:table-cell office:value-type="float" office:value="-0.0021083" calcext:value-type="float">
            <text:p>-0.0021083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8" calcext:value-type="float">
            <text:p>0.40708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39788" calcext:value-type="float">
            <text:p>0.1339788</text:p>
          </table:table-cell>
          <table:table-cell office:value-type="float" office:value="8" calcext:value-type="float">
            <text:p>8</text:p>
          </table:table-cell>
          <table:table-cell office:value-type="float" office:value="1.1407265663147" calcext:value-type="float">
            <text:p>1.1407265663147</text:p>
          </table:table-cell>
          <table:table-cell office:value-type="float" office:value="-0.0278799999505281" calcext:value-type="float">
            <text:p>-0.0278799999505281</text:p>
          </table:table-cell>
          <table:table-cell office:value-type="float" office:value="1.16860656626523" calcext:value-type="float">
            <text:p>1.16860656626523</text:p>
          </table:table-cell>
          <table:table-cell office:value-type="float" office:value="0.42976774033159" calcext:value-type="float">
            <text:p>0.42976774033159</text:p>
          </table:table-cell>
          <table:table-cell office:value-type="float" office:value="0.382424936795457" calcext:value-type="float">
            <text:p>0.382424936795457</text:p>
          </table:table-cell>
          <table:table-cell office:value-type="float" office:value="0.158328879997134" calcext:value-type="float">
            <text:p>0.158328879997134</text:p>
          </table:table-cell>
          <table:table-cell office:value-type="float" office:value="0.701206600666046" calcext:value-type="float">
            <text:p>0.701206600666046</text:p>
          </table:table-cell>
          <table:table-cell office:value-type="float" office:value="0.542877720668912" calcext:value-type="float">
            <text:p>0.542877720668912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0:29</text:p>
          </table:table-cell>
          <table:table-cell office:value-type="float" office:value="-0.0021937" calcext:value-type="float">
            <text:p>-0.0021937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995" calcext:value-type="float">
            <text:p>0.4080995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7" calcext:value-type="float">
            <text:p>7</text:p>
          </table:table-cell>
          <table:table-cell office:value-type="float" office:value="1.07758665084839" calcext:value-type="float">
            <text:p>1.07758665084839</text:p>
          </table:table-cell>
          <table:table-cell office:value-type="float" office:value="-0.0496100001037121" calcext:value-type="float">
            <text:p>-0.0496100001037121</text:p>
          </table:table-cell>
          <table:table-cell office:value-type="float" office:value="1.1271966509521" calcext:value-type="float">
            <text:p>1.1271966509521</text:p>
          </table:table-cell>
          <table:table-cell office:value-type="float" office:value="0.356910743564367" calcext:value-type="float">
            <text:p>0.356910743564367</text:p>
          </table:table-cell>
          <table:table-cell office:value-type="float" office:value="0.400755706611741" calcext:value-type="float">
            <text:p>0.400755706611741</text:p>
          </table:table-cell>
          <table:table-cell office:value-type="float" office:value="0.125282876193523" calcext:value-type="float">
            <text:p>0.125282876193523</text:p>
          </table:table-cell>
          <table:table-cell office:value-type="float" office:value="0.588538610935211" calcext:value-type="float">
            <text:p>0.588538610935211</text:p>
          </table:table-cell>
          <table:table-cell office:value-type="float" office:value="0.463255734741688" calcext:value-type="float">
            <text:p>0.463255734741688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0:42</text:p>
          </table:table-cell>
          <table:table-cell office:value-type="float" office:value="-0.0020324" calcext:value-type="float">
            <text:p>-0.0020324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046" calcext:value-type="float">
            <text:p>0.4091046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4585" calcext:value-type="float">
            <text:p>0.1294585</text:p>
          </table:table-cell>
          <table:table-cell office:value-type="float" office:value="6" calcext:value-type="float">
            <text:p>6</text:p>
          </table:table-cell>
          <table:table-cell office:value-type="float" office:value="0.996816575527191" calcext:value-type="float">
            <text:p>0.996816575527191</text:p>
          </table:table-cell>
          <table:table-cell office:value-type="float" office:value="-0.0548334009945393" calcext:value-type="float">
            <text:p>-0.0548334009945393</text:p>
          </table:table-cell>
          <table:table-cell office:value-type="float" office:value="1.05164997652173" calcext:value-type="float">
            <text:p>1.05164997652173</text:p>
          </table:table-cell>
          <table:table-cell office:value-type="float" office:value="0.311974742263556" calcext:value-type="float">
            <text:p>0.311974742263556</text:p>
          </table:table-cell>
          <table:table-cell office:value-type="float" office:value="0.393526427700953" calcext:value-type="float">
            <text:p>0.393526427700953</text:p>
          </table:table-cell>
          <table:table-cell office:value-type="float" office:value="0.108636882901192" calcext:value-type="float">
            <text:p>0.108636882901192</text:p>
          </table:table-cell>
          <table:table-cell office:value-type="float" office:value="0.515312601625919" calcext:value-type="float">
            <text:p>0.515312601625919</text:p>
          </table:table-cell>
          <table:table-cell office:value-type="float" office:value="0.406675718724728" calcext:value-type="float">
            <text:p>0.40667571872472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0:54</text:p>
          </table:table-cell>
          <table:table-cell office:value-type="float" office:value="-0.0021984" calcext:value-type="float">
            <text:p>-0.0021984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897" calcext:value-type="float">
            <text:p>0.4098897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4368" calcext:value-type="float">
            <text:p>0.1284368</text:p>
          </table:table-cell>
          <table:table-cell office:value-type="float" office:value="5" calcext:value-type="float">
            <text:p>5</text:p>
          </table:table-cell>
          <table:table-cell office:value-type="float" office:value="1.06815659999847" calcext:value-type="float">
            <text:p>1.06815659999847</text:p>
          </table:table-cell>
          <table:table-cell office:value-type="float" office:value="-0.0823033973574638" calcext:value-type="float">
            <text:p>-0.0823033973574638</text:p>
          </table:table-cell>
          <table:table-cell office:value-type="float" office:value="1.15045999735594" calcext:value-type="float">
            <text:p>1.15045999735594</text:p>
          </table:table-cell>
          <table:table-cell office:value-type="float" office:value="0.26720274053514" calcext:value-type="float">
            <text:p>0.26720274053514</text:p>
          </table:table-cell>
          <table:table-cell office:value-type="float" office:value="0.376038929850657" calcext:value-type="float">
            <text:p>0.376038929850657</text:p>
          </table:table-cell>
          <table:table-cell office:value-type="float" office:value="0.0928108789026737" calcext:value-type="float">
            <text:p>0.0928108789026737</text:p>
          </table:table-cell>
          <table:table-cell office:value-type="float" office:value="0.441594602167606" calcext:value-type="float">
            <text:p>0.441594602167606</text:p>
          </table:table-cell>
          <table:table-cell office:value-type="float" office:value="0.348783723264933" calcext:value-type="float">
            <text:p>0.348783723264933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1:07</text:p>
          </table:table-cell>
          <table:table-cell office:value-type="float" office:value="-0.0021387" calcext:value-type="float">
            <text:p>-0.0021387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584" calcext:value-type="float">
            <text:p>0.4109584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3907" calcext:value-type="float">
            <text:p>0.1273907</text:p>
          </table:table-cell>
          <table:table-cell office:value-type="float" office:value="5" calcext:value-type="float">
            <text:p>5</text:p>
          </table:table-cell>
          <table:table-cell office:value-type="float" office:value="1.03248655796051" calcext:value-type="float">
            <text:p>1.03248655796051</text:p>
          </table:table-cell>
          <table:table-cell office:value-type="float" office:value="-0.0859934017062187" calcext:value-type="float">
            <text:p>-0.0859934017062187</text:p>
          </table:table-cell>
          <table:table-cell office:value-type="float" office:value="1.11847995966673" calcext:value-type="float">
            <text:p>1.11847995966673</text:p>
          </table:table-cell>
          <table:table-cell office:value-type="float" office:value="0.208408737089485" calcext:value-type="float">
            <text:p>0.208408737089485</text:p>
          </table:table-cell>
          <table:table-cell office:value-type="float" office:value="0.342716139654312" calcext:value-type="float">
            <text:p>0.342716139654312</text:p>
          </table:table-cell>
          <table:table-cell office:value-type="float" office:value="0.0740328788757324" calcext:value-type="float">
            <text:p>0.0740328788757324</text:p>
          </table:table-cell>
          <table:table-cell office:value-type="float" office:value="0.342784595303237" calcext:value-type="float">
            <text:p>0.342784595303237</text:p>
          </table:table-cell>
          <table:table-cell office:value-type="float" office:value="0.268751716427505" calcext:value-type="float">
            <text:p>0.268751716427505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1:20</text:p>
          </table:table-cell>
          <table:table-cell office:value-type="float" office:value="0.0001824" calcext:value-type="float">
            <text:p>0.0001824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276" calcext:value-type="float">
            <text:p>0.404276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1853" calcext:value-type="float">
            <text:p>0.1361853</text:p>
          </table:table-cell>
          <table:table-cell office:value-type="float" office:value="10" calcext:value-type="float">
            <text:p>10</text:p>
          </table:table-cell>
          <table:table-cell office:value-type="float" office:value="0.82954478263855" calcext:value-type="float">
            <text:p>0.82954478263855</text:p>
          </table:table-cell>
          <table:table-cell office:value-type="float" office:value="0.208690002560616" calcext:value-type="float">
            <text:p>0.208690002560616</text:p>
          </table:table-cell>
          <table:table-cell office:value-type="float" office:value="0.620854780077934" calcext:value-type="float">
            <text:p>0.620854780077934</text:p>
          </table:table-cell>
          <table:table-cell office:value-type="float" office:value="0.507626740634441" calcext:value-type="float">
            <text:p>0.507626740634441</text:p>
          </table:table-cell>
          <table:table-cell office:value-type="float" office:value="0.186615478746888" calcext:value-type="float">
            <text:p>0.186615478746888</text:p>
          </table:table-cell>
          <table:table-cell office:value-type="float" office:value="0.537496876716614" calcext:value-type="float">
            <text:p>0.537496876716614</text:p>
          </table:table-cell>
          <table:table-cell office:value-type="float" office:value="0.477756604552269" calcext:value-type="float">
            <text:p>0.477756604552269</text:p>
          </table:table-cell>
          <table:table-cell office:value-type="float" office:value="0.0597402721643447" calcext:value-type="float">
            <text:p>0.0597402721643447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1:33</text:p>
          </table:table-cell>
          <table:table-cell office:value-type="float" office:value="0.0009204" calcext:value-type="float">
            <text:p>0.0009204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02" calcext:value-type="float">
            <text:p>0.40402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2228" calcext:value-type="float">
            <text:p>0.1362228</text:p>
          </table:table-cell>
          <table:table-cell office:value-type="float" office:value="10" calcext:value-type="float">
            <text:p>10</text:p>
          </table:table-cell>
          <table:table-cell office:value-type="float" office:value="1.00461483001709" calcext:value-type="float">
            <text:p>1.00461483001709</text:p>
          </table:table-cell>
          <table:table-cell office:value-type="float" office:value="0.161950007081032" calcext:value-type="float">
            <text:p>0.161950007081032</text:p>
          </table:table-cell>
          <table:table-cell office:value-type="float" office:value="0.842664822936058" calcext:value-type="float">
            <text:p>0.842664822936058</text:p>
          </table:table-cell>
          <table:table-cell office:value-type="float" office:value="0.502706749737263" calcext:value-type="float">
            <text:p>0.502706749737263</text:p>
          </table:table-cell>
          <table:table-cell office:value-type="float" office:value="0.268015862444213" calcext:value-type="float">
            <text:p>0.268015862444213</text:p>
          </table:table-cell>
          <table:table-cell office:value-type="float" office:value="0.651968896389008" calcext:value-type="float">
            <text:p>0.651968896389008</text:p>
          </table:table-cell>
          <table:table-cell office:value-type="float" office:value="0.353444603085518" calcext:value-type="float">
            <text:p>0.353444603085518</text:p>
          </table:table-cell>
          <table:table-cell office:value-type="float" office:value="0.29852429330349" calcext:value-type="float">
            <text:p>0.29852429330349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1:45</text:p>
          </table:table-cell>
          <table:table-cell office:value-type="float" office:value="0.0015124" calcext:value-type="float">
            <text:p>0.0015124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6203" calcext:value-type="float">
            <text:p>0.4036203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68854" calcext:value-type="float">
            <text:p>0.1368854</text:p>
          </table:table-cell>
          <table:table-cell office:value-type="float" office:value="10" calcext:value-type="float">
            <text:p>10</text:p>
          </table:table-cell>
          <table:table-cell office:value-type="float" office:value="1.24434995651245" calcext:value-type="float">
            <text:p>1.24434995651245</text:p>
          </table:table-cell>
          <table:table-cell office:value-type="float" office:value="0.124229997396469" calcext:value-type="float">
            <text:p>0.124229997396469</text:p>
          </table:table-cell>
          <table:table-cell office:value-type="float" office:value="1.12011995911598" calcext:value-type="float">
            <text:p>1.12011995911598</text:p>
          </table:table-cell>
          <table:table-cell office:value-type="float" office:value="0.516728740930557" calcext:value-type="float">
            <text:p>0.516728740930557</text:p>
          </table:table-cell>
          <table:table-cell office:value-type="float" office:value="0.384024088861164" calcext:value-type="float">
            <text:p>0.384024088861164</text:p>
          </table:table-cell>
          <table:table-cell office:value-type="float" office:value="0.768818879127502" calcext:value-type="float">
            <text:p>0.768818879127502</text:p>
          </table:table-cell>
          <table:table-cell office:value-type="float" office:value="0.264638602733612" calcext:value-type="float">
            <text:p>0.264638602733612</text:p>
          </table:table-cell>
          <table:table-cell office:value-type="float" office:value="0.50418027639389" calcext:value-type="float">
            <text:p>0.50418027639389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1:58</text:p>
          </table:table-cell>
          <table:table-cell office:value-type="float" office:value="0.0020271" calcext:value-type="float">
            <text:p>0.0020271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1292" calcext:value-type="float">
            <text:p>0.4031292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79409" calcext:value-type="float">
            <text:p>0.1379409</text:p>
          </table:table-cell>
          <table:table-cell office:value-type="float" office:value="9" calcext:value-type="float">
            <text:p>9</text:p>
          </table:table-cell>
          <table:table-cell office:value-type="float" office:value="1.84540998935699" calcext:value-type="float">
            <text:p>1.84540998935699</text:p>
          </table:table-cell>
          <table:table-cell office:value-type="float" office:value="0.0770799964666367" calcext:value-type="float">
            <text:p>0.0770799964666367</text:p>
          </table:table-cell>
          <table:table-cell office:value-type="float" office:value="1.76832999289036" calcext:value-type="float">
            <text:p>1.76832999289036</text:p>
          </table:table-cell>
          <table:table-cell office:value-type="float" office:value="0.547027741372585" calcext:value-type="float">
            <text:p>0.547027741372585</text:p>
          </table:table-cell>
          <table:table-cell office:value-type="float" office:value="0.553615950513026" calcext:value-type="float">
            <text:p>0.553615950513026</text:p>
          </table:table-cell>
          <table:table-cell office:value-type="float" office:value="0.891982883214951" calcext:value-type="float">
            <text:p>0.891982883214951</text:p>
          </table:table-cell>
          <table:table-cell office:value-type="float" office:value="0.20207259953022" calcext:value-type="float">
            <text:p>0.20207259953022</text:p>
          </table:table-cell>
          <table:table-cell office:value-type="float" office:value="0.68991028368473" calcext:value-type="float">
            <text:p>0.68991028368473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2:11</text:p>
          </table:table-cell>
          <table:table-cell office:value-type="float" office:value="0.0022598" calcext:value-type="float">
            <text:p>0.0022598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585" calcext:value-type="float">
            <text:p>0.4023585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4184" calcext:value-type="float">
            <text:p>0.1384184</text:p>
          </table:table-cell>
          <table:table-cell office:value-type="float" office:value="9" calcext:value-type="float">
            <text:p>9</text:p>
          </table:table-cell>
          <table:table-cell office:value-type="float" office:value="1.40302002429962" calcext:value-type="float">
            <text:p>1.40302002429962</text:p>
          </table:table-cell>
          <table:table-cell office:value-type="float" office:value="-0.0240834001451731" calcext:value-type="float">
            <text:p>-0.0240834001451731</text:p>
          </table:table-cell>
          <table:table-cell office:value-type="float" office:value="1.42710342444479" calcext:value-type="float">
            <text:p>1.42710342444479</text:p>
          </table:table-cell>
          <table:table-cell office:value-type="float" office:value="0.448094745725393" calcext:value-type="float">
            <text:p>0.448094745725393</text:p>
          </table:table-cell>
          <table:table-cell office:value-type="float" office:value="0.459668143618289" calcext:value-type="float">
            <text:p>0.459668143618289</text:p>
          </table:table-cell>
          <table:table-cell office:value-type="float" office:value="0.763324892520904" calcext:value-type="float">
            <text:p>0.763324892520904</text:p>
          </table:table-cell>
          <table:table-cell office:value-type="float" office:value="0.132864598929882" calcext:value-type="float">
            <text:p>0.132864598929882</text:p>
          </table:table-cell>
          <table:table-cell office:value-type="float" office:value="0.630460293591022" calcext:value-type="float">
            <text:p>0.63046029359102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2:24</text:p>
          </table:table-cell>
          <table:table-cell office:value-type="float" office:value="0.0022355" calcext:value-type="float">
            <text:p>0.0022355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3343" calcext:value-type="float">
            <text:p>0.4013343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4854" calcext:value-type="float">
            <text:p>0.134854</text:p>
          </table:table-cell>
          <table:table-cell office:value-type="float" office:value="8" calcext:value-type="float">
            <text:p>8</text:p>
          </table:table-cell>
          <table:table-cell office:value-type="float" office:value="0.798680007457733" calcext:value-type="float">
            <text:p>0.798680007457733</text:p>
          </table:table-cell>
          <table:table-cell office:value-type="float" office:value="-0.0888634026050568" calcext:value-type="float">
            <text:p>-0.0888634026050568</text:p>
          </table:table-cell>
          <table:table-cell office:value-type="float" office:value="0.88754341006279" calcext:value-type="float">
            <text:p>0.88754341006279</text:p>
          </table:table-cell>
          <table:table-cell office:value-type="float" office:value="0.289998740330338" calcext:value-type="float">
            <text:p>0.289998740330338</text:p>
          </table:table-cell>
          <table:table-cell office:value-type="float" office:value="0.297283075979455" calcext:value-type="float">
            <text:p>0.297283075979455</text:p>
          </table:table-cell>
          <table:table-cell office:value-type="float" office:value="0.494774883985519" calcext:value-type="float">
            <text:p>0.494774883985519</text:p>
          </table:table-cell>
          <table:table-cell office:value-type="float" office:value="0.0852225966751576" calcext:value-type="float">
            <text:p>0.0852225966751576</text:p>
          </table:table-cell>
          <table:table-cell office:value-type="float" office:value="0.409552287310362" calcext:value-type="float">
            <text:p>0.409552287310362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2:36</text:p>
          </table:table-cell>
          <table:table-cell office:value-type="float" office:value="0.0019124" calcext:value-type="float">
            <text:p>0.0019124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0079" calcext:value-type="float">
            <text:p>0.4000079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7007" calcext:value-type="float">
            <text:p>0.1277007</text:p>
          </table:table-cell>
          <table:table-cell office:value-type="float" office:value="5" calcext:value-type="float">
            <text:p>5</text:p>
          </table:table-cell>
          <table:table-cell office:value-type="float" office:value="0.843779981136322" calcext:value-type="float">
            <text:p>0.843779981136322</text:p>
          </table:table-cell>
          <table:table-cell office:value-type="float" office:value="-0.109773397445679" calcext:value-type="float">
            <text:p>-0.109773397445679</text:p>
          </table:table-cell>
          <table:table-cell office:value-type="float" office:value="0.953553378582001" calcext:value-type="float">
            <text:p>0.953553378582001</text:p>
          </table:table-cell>
          <table:table-cell office:value-type="float" office:value="0.191516735963523" calcext:value-type="float">
            <text:p>0.191516735963523</text:p>
          </table:table-cell>
          <table:table-cell office:value-type="float" office:value="0.278956822351285" calcext:value-type="float">
            <text:p>0.278956822351285</text:p>
          </table:table-cell>
          <table:table-cell office:value-type="float" office:value="0.331266874447465" calcext:value-type="float">
            <text:p>0.331266874447465</text:p>
          </table:table-cell>
          <table:table-cell office:value-type="float" office:value="0.0517665974795818" calcext:value-type="float">
            <text:p>0.0517665974795818</text:p>
          </table:table-cell>
          <table:table-cell office:value-type="float" office:value="0.279500276967883" calcext:value-type="float">
            <text:p>0.27950027696788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1:02:49</text:p>
          </table:table-cell>
          <table:table-cell office:value-type="float" office:value="0.0019464" calcext:value-type="float">
            <text:p>0.0019464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90434" calcext:value-type="float">
            <text:p>0.3990434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9644" calcext:value-type="float">
            <text:p>0.1269644</text:p>
          </table:table-cell>
          <table:table-cell office:value-type="float" office:value="4" calcext:value-type="float">
            <text:p>4</text:p>
          </table:table-cell>
          <table:table-cell office:value-type="float" office:value="0.624430000782013" calcext:value-type="float">
            <text:p>0.624430000782013</text:p>
          </table:table-cell>
          <table:table-cell office:value-type="float" office:value="-0.112233400344849" calcext:value-type="float">
            <text:p>-0.112233400344849</text:p>
          </table:table-cell>
          <table:table-cell office:value-type="float" office:value="0.736663401126862" calcext:value-type="float">
            <text:p>0.736663401126862</text:p>
          </table:table-cell>
          <table:table-cell office:value-type="float" office:value="0.127679739519954" calcext:value-type="float">
            <text:p>0.127679739519954</text:p>
          </table:table-cell>
          <table:table-cell office:value-type="float" office:value="0.209518791131816" calcext:value-type="float">
            <text:p>0.209518791131816</text:p>
          </table:table-cell>
          <table:table-cell office:value-type="float" office:value="0.215154880285263" calcext:value-type="float">
            <text:p>0.215154880285263</text:p>
          </table:table-cell>
          <table:table-cell office:value-type="float" office:value="0.0402045987546444" calcext:value-type="float">
            <text:p>0.0402045987546444</text:p>
          </table:table-cell>
          <table:table-cell office:value-type="float" office:value="0.174950281530619" calcext:value-type="float">
            <text:p>0.174950281530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9:30.856878692</dc:date>
    <meta:editing-duration>PT38S</meta:editing-duration>
    <meta:editing-cycles>2</meta:editing-cycles>
    <meta:document-statistic meta:table-count="1" meta:cell-count="396" meta:object-count="0"/>
  </office:meta>
</office:document-meta>
</file>